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bold"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00.00%" fo:text-align="left" fo:margin-bottom="8.00pt"/>
    </style:style>
    <style:style style:name="P3" style:family="paragraph">
      <style:paragraph-properties fo:line-height="115.00%" fo:text-align="left" fo:margin-bottom="10.00pt"/>
    </style:style>
    <style:style style:name="P4" style:family="paragraph">
      <style:paragraph-properties fo:line-height="100.00%" fo:text-align="left" fo:margin-bottom="8.00pt"/>
    </style:style>
    <style:style style:name="P5" style:family="paragraph">
      <style:paragraph-properties fo:line-height="115.00%" fo:text-align="left" fo:margin-bottom="10.00pt"/>
    </style:style>
    <style:style style:name="P6" style:family="paragraph">
      <style:paragraph-properties fo:line-height="100.00%" fo:text-align="left" fo:margin-bottom="8.00pt"/>
    </style:style>
  </office:automatic-styles>
  <office:body>
    <office:text>
      <text:p text:style-name="P1"><text:span text:style-name="T1">When it comes to entertainment, reading books and watching movies are two of the most popular ways people spend their leisure time. Both offer unique experiences that can transport you to different worlds and allow you to escape from reality for a while. There are distinct differences between the two .</text:span><text:span text:style-name="T2">Both are great ways to escape reality ,each has its own strengths and weaknesses, and the choice between the two ultimately depends on personal preferences and circumstances.</text:span><text:span text:style-name="T3"/></text:p>
      <text:p text:style-name="P2"><text:span text:style-name="T4"/></text:p>
      <text:p text:style-name="P2"><text:span text:style-name="T4">One of the advantages of reading books is the ability to use your imagination. Unlike movies, which provide a visual representation of the story, books allow readers to create their own mental images of the characters, settings, and events described in the text. This helps readers develop their creativity and critical thinking skills, as they must actively engage with the story and interpret the author's words.</text:span></text:p>
      <text:p text:style-name="P2"><text:span text:style-name="T4"/></text:p>
      <text:p text:style-name="P2"><text:span text:style-name="T5">On the other hand, watching movies can be a more passive experience.<text:s/></text:span><text:span text:style-name="T6">The visuals and sounds are presented to the viewer, requiring less effort to process information.</text:span><text:span text:style-name="T7">Movies can be watched anytime and anywhere, making it an ideal form of entertainment for individuals with busy schedules or limited access to books.</text:span><text:span text:style-name="T8"><text:s/>This can be an advantage for individuals who prefer a more relaxed and less demanding form of entertainment. Additionally, movies can provide a more immersive experience, with larger-than-life visuals, special effects, and music that enhance the emotional impact of the story.</text:span></text:p>
      <text:p text:style-name="P2"><text:span text:style-name="T8"/></text:p>
      <text:p text:style-name="P3"><text:span text:style-name="T9">On the other hand, movies and reading books can be compared for completing story,building characters,exploring backstories.</text:span><text:span text:style-name="T10"><text:s/>Reading books provide more time and space for characters to develop and explore their motivations and backstories. This allows readers to connect with the characters on a deeper level, as they learn about their struggles and experiences. In contrast, movies often must sacrifice character development in order to fit a complete story within a shorter time frame. Additionally, movies can provide opportunities for people to bond over shared interests and experiences.</text:span></text:p>
      <text:p text:style-name="P4"><text:span text:style-name="T10"/></text:p>
      <text:p text:style-name="P5"><text:span text:style-name="T11">In conclusion,</text:span><text:span text:style-name="T12"><text:s/>Whether you prefer to dive into a book and let your imagination run wild or sit back and enjoy a visually stunning movie, both options offer a form of escapism and entertainment that can enrich our lives.</text:span></text:p>
      <text:p text:style-name="P6"><text:span text:style-name="T1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